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11.627cm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'Ubuntu Light'" style:font-pitch="variable"/>
    </style:style>
    <style:style style:name="P6" style:family="paragraph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text-properties fo:font-family="'Ubuntu Mono'" style:font-pitch="fixed" fo:font-size="22pt" style:font-size-asian="22pt" style:font-size-complex="22pt"/>
    </style:style>
    <style:style style:name="P9" style:family="paragraph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P10" style:family="paragraph">
      <style:text-properties fo:font-family="'Ubuntu Mono'" style:font-pitch="fixed" fo:font-size="22pt" style:font-size-asian="22pt" style:font-size-complex="22pt"/>
    </style:style>
    <style:style style:name="P11" style:family="paragraph">
      <style:text-properties fo:font-size="22pt"/>
    </style:style>
    <style:style style:name="P12" style:family="paragraph">
      <style:text-properties fo:font-family="'Ubuntu Mono'" style:font-pitch="fixed" fo:font-size="22pt" style:font-size-asian="22pt" style:font-size-complex="22pt"/>
    </style:style>
    <style:style style:name="P13" style:family="paragraph">
      <style:text-properties fo:font-family="'Ubuntu Mono'" style:font-pitch="fixed" fo:font-size="22pt" style:font-size-asian="22pt"/>
    </style:style>
    <style:style style:name="P14" style:family="paragraph">
      <style:text-properties fo:color="#408080" fo:font-family="'Ubuntu Mono'" style:font-pitch="fixed" fo:font-size="22pt" fo:font-style="normal" style:font-size-asian="22pt" style:font-style-asian="normal" style:font-size-complex="22pt" style:font-style-complex="normal"/>
    </style:style>
    <style:style style:name="P15" style:family="paragraph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P16" style:family="paragraph">
      <style:text-properties fo:font-family="'Ubuntu Mono'" style:font-pitch="fixed" fo:font-size="22pt" fo:font-style="normal" style:font-size-asian="22pt" style:font-style-asian="normal" style:font-style-complex="normal"/>
    </style:style>
    <style:style style:name="P17" style:family="paragraph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P18" style:family="paragraph">
      <style:text-properties fo:font-family="'Ubuntu Mono'" style:font-pitch="fixed" fo:font-size="22pt" style:font-size-asian="22pt"/>
    </style:style>
    <style:style style:name="P19" style:family="paragraph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font-size="18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fo:font-family="'Ubuntu Mono'" style:font-pitch="fixed" fo:font-size="22pt" style:font-size-asian="22pt" style:font-size-complex="22pt"/>
    </style:style>
    <style:style style:name="T5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666666" fo:font-family="'Ubuntu Mono'" style:font-pitch="fixed" fo:font-size="22pt" style:font-size-asian="22pt" style:font-size-complex="22pt"/>
    </style:style>
    <style:style style:name="T7" style:family="text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family="'Ubuntu Mono'" style:font-pitch="fixed" fo:font-size="22pt"/>
    </style:style>
    <style:style style:name="T9" style:family="text">
      <style:text-properties fo:color="#ba2121" fo:font-family="'Ubuntu Mono'" style:font-pitch="fixed" fo:font-size="22pt" style:font-size-asian="22pt" style:font-size-complex="22pt"/>
    </style:style>
    <style:style style:name="T10" style:family="text">
      <style:text-properties fo:color="#008000" fo:font-family="'Ubuntu Mono'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408080" fo:font-family="'Ubuntu Mono'" style:font-pitch="fixed" fo:font-size="22pt" fo:font-style="normal" style:font-size-asian="22pt" style:font-style-asian="normal" style:font-size-complex="22pt" style:font-style-complex="normal"/>
    </style:style>
    <style:style style:name="T12" style:family="text">
      <style:text-properties fo:color="#666666" fo:font-family="'Ubuntu Mono'" style:font-pitch="fixed" fo:font-size="22pt" fo:font-style="normal" style:font-size-asian="22pt" style:font-style-asian="normal" style:font-size-complex="22pt" style:font-style-complex="normal"/>
    </style:style>
    <style:style style:name="T13" style:family="text">
      <style:text-properties fo:color="#ba2121" fo:font-family="'Ubuntu Mono'" style:font-pitch="fixed"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family="'Ubuntu Mono'" style:font-pitch="fixe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666666" fo:font-family="'Ubuntu Mono'" style:font-pitch="fixed" fo:font-size="22pt" fo:font-style="normal" style:font-size-asian="22pt" style:font-style-asian="normal" style:font-size-complex="22pt" style:font-style-complex="normal"/>
    </style:style>
    <style:style style:name="T17" style:family="text">
      <style:text-properties fo:color="#008000" fo:font-family="'Ubuntu Mono'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color="#008000" fo:font-family="'Ubuntu Mono'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408080" fo:font-family="'Ubuntu Mono'" style:font-pitch="fixed" fo:font-size="22pt" fo:font-style="normal" style:font-size-asian="22pt" style:font-style-asian="normal" style:font-size-complex="22pt" style:font-style-complex="normal"/>
    </style:style>
    <style:style style:name="T20" style:family="text">
      <style:text-properties fo:color="#666666" fo:font-family="'Ubuntu Mono'" style:font-pitch="fixed" fo:font-size="22pt" fo:font-style="normal" style:font-size-asian="22pt" style:font-style-asian="normal" style:font-size-complex="22pt" style:font-style-complex="normal"/>
    </style:style>
    <style:style style:name="T21" style:family="text">
      <style:text-properties fo:color="#ba2121" fo:font-family="'Ubuntu Mono'" style:font-pitch="fixed" fo:font-size="22pt" fo:font-style="normal" style:font-size-asian="22pt" style:font-style-asian="normal" style:font-size-complex="22pt" style:font-style-complex="normal"/>
    </style:style>
    <style:style style:name="T22" style:family="text">
      <style:text-properties fo:color="#ff0000" fo:font-family="'Ubuntu Light'" style:font-pitch="variable" fo:font-size="32pt" fo:font-style="normal" style:font-style-asian="normal" style:font-style-complex="normal"/>
    </style:style>
    <style:style style:name="T23" style:family="text">
      <style:text-properties fo:color="#ba2121" fo:font-family="'Ubuntu Mono'" style:font-pitch="fixed" fo:font-size="22pt" fo:font-style="normal" style:font-size-asian="22pt" style:font-style-asian="normal" style:font-size-complex="22pt" style:font-style-complex="normal"/>
    </style:style>
    <style:style style:name="T24" style:family="text">
      <style:text-properties fo:font-size="22pt" fo:font-style="normal" style:font-size-asian="22pt" style:font-style-asian="normal" style:font-size-complex="22pt" style:font-style-complex="normal"/>
    </style:style>
    <style:style style:name="T25" style:family="text">
      <style:text-properties fo:color="#666666" fo:font-family="'Ubuntu Mono'" style:font-pitch="fixed" fo:font-size="22pt" style:font-size-asian="22pt" style:font-size-complex="22pt"/>
    </style:style>
    <style:style style:name="T26" style:family="text">
      <style:text-properties fo:color="#ba2121" fo:font-family="'Ubuntu Mono'" style:font-pitch="fixed" fo:font-size="22pt" style:font-size-asian="22pt" style:font-size-complex="22pt"/>
    </style:style>
    <style:style style:name="T27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T29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ba2121" fo:font-family="'Ubuntu Mono'" style:font-pitch="fixed" fo:font-size="22pt" style:font-size-asian="22pt" style:font-size-complex="22pt"/>
    </style:style>
    <style:style style:name="T31" style:family="text">
      <style:text-properties fo:color="#666666" fo:font-family="'Ubuntu Mono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Javascript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2">Warning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<text:span text:style-name="T2">This talk is not <text:s/>idiomat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gramming is useful because we can repeat tasks</text:span></text:p>
              </text:list-item>
              <text:list-item>
                <text:p><text:span text:style-name="T3">Iteration is one of the fundamental building blocks of most programming languages</text:span></text:p>
              </text:list-item>
              <text:list-item>
                <text:p><text:span text:style-name="T3">Iteration usually refers to repetition</text:span></text:p>
                <text:list>
                  <text:list-item>
                    <text:p><text:span text:style-name="T3">In mathematics iterating a functions means applying it repeatedly</text:span></text:p>
                  </text:list-item>
                  <text:list-item>
                    <text:p><text:span text:style-name="T3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trict – Everything gets done</text:p>
              </text:list-item>
              <text:list-item>
                <text:p>Lazy – Something gets done when needed.</text:p>
              </text:list-item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  <text:p/>
              </text:list-item>
            </text:list>
          </draw:text-box>
        </draw:frame>
        <draw:frame draw:style-name="gr2" draw:layer="layout" svg:width="11.017cm" svg:height="12.651cm" svg:x="3cm" svg:y="8.149cm">
          <draw:text-box>
            <text:p><text:span text:style-name="T4"/></text:p>
            <text:p><text:span text:style-name="T5">var</text:span><text:span text:style-name="T4"> condition </text:span><text:span text:style-name="T6">=</text:span><text:span text:style-name="T4"> </text:span><text:span text:style-name="T6">1</text:span><text:span text:style-name="T4">;</text:span></text:p>
            <text:p><text:span text:style-name="T5">while</text:span><text:span text:style-name="T4"> (condition) {</text:span></text:p>
            <text:p><text:span text:style-name="T4"><text:s text:c="4"/></text:span><text:span text:style-name="T7">// ...</text:span></text:p>
            <text:p><text:span text:style-name="T4"><text:s text:c="4"/></text:span><text:span text:style-name="T4">condition </text:span><text:span text:style-name="T6">=</text:span><text:span text:style-name="T4"> </text:span><text:span text:style-name="T6">!</text:span><text:span text:style-name="T4">condition;</text:span></text:p>
            <text:p><text:span text:style-name="T4">}</text:span></text:p>
            <text:p><text:span text:style-name="T7">// condition is False</text:span></text:p>
            <text:p><text:span text:style-name="T8"/></text:p>
            <text:p><text:span text:style-name="T7">//how many OKs ?</text:span></text:p>
            <text:p><text:span text:style-name="T5">var</text:span><text:span text:style-name="T4"> count </text:span><text:span text:style-name="T6">=</text:span><text:span text:style-name="T4"> </text:span><text:span text:style-name="T6">0</text:span><text:span text:style-name="T4">;</text:span></text:p>
            <text:p><text:span text:style-name="T5">while</text:span><text:span text:style-name="T4">(confirm(</text:span><text:span text:style-name="T9">"OK???"</text:span><text:span text:style-name="T4">)) {</text:span></text:p>
            <text:p><text:span text:style-name="T4"><text:s text:c="4"/></text:span><text:span text:style-name="T4">count</text:span><text:span text:style-name="T6">++</text:span><text:span text:style-name="T4">;</text:span></text:p>
            <text:p><text:span text:style-name="T4">}</text:span></text:p>
            <text:p><text:span text:style-name="T7">// alert(count);</text:span></text:p>
            <text:p><text:span text:style-name="T8"/></text:p>
            <text:p><text:span text:style-name="T4"/></text:p>
          </draw:text-box>
        </draw:frame>
        <draw:frame draw:style-name="gr2" draw:layer="layout" svg:width="13.354cm" svg:height="11.101cm" svg:x="14cm" svg:y="8.8cm">
          <draw:text-box>
            <text:p><text:span text:style-name="T5">var</text:span><text:span text:style-name="T4"> x </text:span><text:span text:style-name="T6">=</text:span><text:span text:style-name="T4"> </text:span><text:span text:style-name="T6">10</text:span><text:span text:style-name="T4">;</text:span></text:p>
            <text:p><text:span text:style-name="T5">while</text:span><text:span text:style-name="T4"> (x </text:span><text:span text:style-name="T6">&gt;</text:span><text:span text:style-name="T4"> </text:span><text:span text:style-name="T6">0</text:span><text:span text:style-name="T4">) {</text:span></text:p>
            <text:p><text:span text:style-name="T4"><text:s text:c="4"/></text:span><text:span text:style-name="T4">x</text:span><text:span text:style-name="T6">--</text:span><text:span text:style-name="T4">;</text:span></text:p>
            <text:p><text:span text:style-name="T4">}</text:span></text:p>
            <text:p><text:span text:style-name="T7">// x is 0</text:span></text:p>
            <text:p><text:span text:style-name="T8"/></text:p>
            <text:p><text:span text:style-name="T7">// maybe you're not sure how many</text:span></text:p>
            <text:p><text:span text:style-name="T7">// iterations you need?</text:span></text:p>
            <text:p><text:span text:style-name="T5">var</text:span><text:span text:style-name="T4"> x </text:span><text:span text:style-name="T6">=</text:span><text:span text:style-name="T4"> </text:span><text:span text:style-name="T6">100.0</text:span><text:span text:style-name="T4">;</text:span></text:p>
            <text:p><text:span text:style-name="T5">while</text:span><text:span text:style-name="T4"> (x </text:span><text:span text:style-name="T6">&gt;</text:span><text:span text:style-name="T4"> </text:span><text:span text:style-name="T6">1</text:span><text:span text:style-name="T4">) {</text:span></text:p>
            <text:p><text:span text:style-name="T4"><text:s text:c="4"/></text:span><text:span text:style-name="T4">x </text:span><text:span text:style-name="T6">/=</text:span><text:span text:style-name="T4"> </text:span><text:span text:style-name="T6">3</text:span><text:span text:style-name="T4">;</text:span></text:p>
            <text:p><text:span text:style-name="T4">}</text:span></text:p>
            <text:p><text:span text:style-name="T7">// x is 0.41152263374485604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with a condition or over a collection of elements.</text:p>
              </text:list-item>
            </text:list>
            <text:p/>
          </draw:text-box>
        </draw:frame>
        <draw:frame draw:style-name="gr2" draw:text-style-name="P6" draw:layer="layout" svg:width="15.689cm" svg:height="13.426cm" svg:x="1.2cm" svg:y="7.8cm">
          <draw:text-box>
            <text:p><text:span text:style-name="T10">var</text:span><text:span text:style-name="T11"> sum </text:span><text:span text:style-name="T12">=</text:span><text:span text:style-name="T11"> </text:span><text:span text:style-name="T12">0</text:span><text:span text:style-name="T11">;</text:span></text:p>
            <text:p><text:span text:style-name="T10">for</text:span><text:span text:style-name="T11"> (</text:span><text:span text:style-name="T10">var</text:span><text:span text:style-name="T11"> i </text:span><text:span text:style-name="T12">=</text:span><text:span text:style-name="T11"> </text:span><text:span text:style-name="T12">0</text:span><text:span text:style-name="T11"> ; i </text:span><text:span text:style-name="T12">&lt;</text:span><text:span text:style-name="T11"> </text:span><text:span text:style-name="T12">10</text:span><text:span text:style-name="T11">; i</text:span><text:span text:style-name="T12">++</text:span><text:span text:style-name="T11">) {</text:span></text:p>
            <text:p><text:span text:style-name="T11"><text:s text:c="4"/></text:span><text:span text:style-name="T11">sum </text:span><text:span text:style-name="T12">+=</text:span><text:span text:style-name="T11"> i;</text:span></text:p>
            <text:p><text:span text:style-name="T11">}</text:span></text:p>
            <text:p><text:span text:style-name="T11">// sum is 45</text:span></text:p>
            <text:p><text:span text:style-name="T11"/></text:p>
            <text:p><text:span text:style-name="T10">function</text:span><text:span text:style-name="T11"> range(start,end) {</text:span></text:p>
            <text:p><text:span text:style-name="T11"><text:s text:c="4"/></text:span><text:span text:style-name="T10">var</text:span><text:span text:style-name="T11"> out </text:span><text:span text:style-name="T12">=</text:span><text:span text:style-name="T11"> [];</text:span></text:p>
            <text:p><text:span text:style-name="T11"><text:s text:c="4"/></text:span><text:span text:style-name="T10">var</text:span><text:span text:style-name="T11"> j </text:span><text:span text:style-name="T12">=</text:span><text:span text:style-name="T11"> </text:span><text:span text:style-name="T12">0</text:span><text:span text:style-name="T11">;</text:span></text:p>
            <text:p><text:span text:style-name="T11"><text:s text:c="4"/></text:span><text:span text:style-name="T10">for</text:span><text:span text:style-name="T11"> (</text:span><text:span text:style-name="T10">var</text:span><text:span text:style-name="T11"> i </text:span><text:span text:style-name="T12">=</text:span><text:span text:style-name="T11"> start; i </text:span><text:span text:style-name="T12">&lt;</text:span><text:span text:style-name="T11"> end; i</text:span><text:span text:style-name="T12">++</text:span><text:span text:style-name="T11">) {</text:span></text:p>
            <text:p><text:span text:style-name="T11"><text:s text:c="8"/></text:span><text:span text:style-name="T11">out[j</text:span><text:span text:style-name="T12">++</text:span><text:span text:style-name="T11">] </text:span><text:span text:style-name="T12">=</text:span><text:span text:style-name="T11"> i;</text:span></text:p>
            <text:p><text:span text:style-name="T11"><text:s text:c="4"/></text:span><text:span text:style-name="T11">}</text:span></text:p>
            <text:p><text:span text:style-name="T11"><text:s text:c="4"/></text:span><text:span text:style-name="T10">return</text:span><text:span text:style-name="T11"> out;</text:span></text:p>
            <text:p><text:span text:style-name="T11">}</text:span></text:p>
            <text:p><text:span text:style-name="T11">//alert(range(1,10).length);</text:span></text:p>
            <text:p><text:span text:style-name="T11"/></text:p>
            <text:p><text:span text:style-name="T11"/></text:p>
          </draw:text-box>
        </draw:frame>
        <draw:frame draw:style-name="gr2" draw:text-style-name="P7" draw:layer="layout" svg:width="11.407cm" svg:height="13.426cm" svg:x="16.2cm" svg:y="7cm">
          <draw:text-box>
            <text:p><text:span text:style-name="T10">for</text:span><text:span text:style-name="T11"> </text:span><text:span text:style-name="T10">var</text:span><text:span text:style-name="T11"> i </text:span><text:span text:style-name="T10">in</text:span><text:span text:style-name="T11"> range(</text:span><text:span text:style-name="T12">1</text:span><text:span text:style-name="T11">,</text:span><text:span text:style-name="T12">10</text:span><text:span text:style-name="T11">) {</text:span></text:p>
            <text:p><text:span text:style-name="T11"><text:s text:c="4"/></text:span><text:span text:style-name="T11">alert(i);</text:span></text:p>
            <text:p><text:span text:style-name="T11">}</text:span></text:p>
            <text:p><text:span text:style-name="T11"/></text:p>
            <text:p><text:span text:style-name="T10">var</text:span><text:span text:style-name="T11"> s </text:span><text:span text:style-name="T12">=</text:span><text:span text:style-name="T11"> </text:span><text:span text:style-name="T13">""</text:span><text:span text:style-name="T11">;</text:span></text:p>
            <text:p><text:span text:style-name="T10">var</text:span><text:span text:style-name="T11"> v </text:span><text:span text:style-name="T12">=</text:span><text:span text:style-name="T11"> [</text:span><text:span text:style-name="T13">"a"</text:span><text:span text:style-name="T11">,</text:span><text:span text:style-name="T13">"b"</text:span><text:span text:style-name="T11">,</text:span><text:span text:style-name="T13">"c"</text:span><text:span text:style-name="T11">];</text:span></text:p>
            <text:p><text:span text:style-name="T10">var</text:span><text:span text:style-name="T11"> u </text:span><text:span text:style-name="T12">=</text:span><text:span text:style-name="T11"> {</text:span><text:span text:style-name="T13">"A"</text:span><text:span text:style-name="T12">:</text:span><text:span text:style-name="T13">"a"</text:span><text:span text:style-name="T11">, </text:span><text:span text:style-name="T13">"B"</text:span><text:span text:style-name="T12">:</text:span><text:span text:style-name="T13">"b"</text:span><text:span text:style-name="T11">,</text:span></text:p>
            <text:p><text:span text:style-name="T11"><text:s text:c="9"/></text:span><text:span text:style-name="T13">"C"</text:span><text:span text:style-name="T12">:</text:span><text:span text:style-name="T13">"c"</text:span><text:span text:style-name="T11">};</text:span></text:p>
            <text:p><text:span text:style-name="T10">for</text:span><text:span text:style-name="T11"> (</text:span><text:span text:style-name="T10">var</text:span><text:span text:style-name="T11"> i </text:span><text:span text:style-name="T10">in</text:span><text:span text:style-name="T11"> v) {</text:span></text:p>
            <text:p><text:span text:style-name="T11"><text:s text:c="4"/></text:span><text:span text:style-name="T11">s </text:span><text:span text:style-name="T12">+=</text:span><text:span text:style-name="T11"> v[i]; // <text:s/>over keys</text:span></text:p>
            <text:p><text:span text:style-name="T11">}</text:span></text:p>
            <text:p><text:span text:style-name="T10">for</text:span><text:span text:style-name="T11"> (</text:span><text:span text:style-name="T10">var</text:span><text:span text:style-name="T11"> i </text:span><text:span text:style-name="T10">in</text:span><text:span text:style-name="T11"> u) {</text:span></text:p>
            <text:p><text:span text:style-name="T11"><text:s text:c="4"/></text:span><text:span text:style-name="T11">s </text:span><text:span text:style-name="T12">+=</text:span><text:span text:style-name="T11"> u[i]; // <text:s/>over keys</text:span></text:p>
            <text:p><text:span text:style-name="T11">}</text:span></text:p>
            <text:p><text:span text:style-name="T11">alert(s);</text:span></text:p>
            <text:p><text:span text:style-name="T11">// s starts with abc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2" draw:text-style-name="P8" draw:layer="layout" svg:width="21.527cm" svg:height="11.876cm" svg:x="2.2cm" svg:y="9.9cm">
          <draw:text-box>
            <text:p><text:span text:style-name="T5">var</text:span><text:span text:style-name="T4"> tree </text:span><text:span text:style-name="T6">=</text:span><text:span text:style-name="T4"> {</text:span><text:span text:style-name="T9">"a"</text:span><text:span text:style-name="T6">:</text:span><text:span text:style-name="T4">{</text:span><text:span text:style-name="T9">"b"</text:span><text:span text:style-name="T6">:</text:span><text:span text:style-name="T4">{</text:span><text:span text:style-name="T9">"c"</text:span><text:span text:style-name="T6">:1</text:span><text:span text:style-name="T4">,</text:span><text:span text:style-name="T9">"d"</text:span><text:span text:style-name="T6">:2</text:span><text:span text:style-name="T4">,</text:span><text:span text:style-name="T9">"e"</text:span><text:span text:style-name="T6">:3</text:span><text:span text:style-name="T4">,</text:span><text:span text:style-name="T9">"f"</text:span><text:span text:style-name="T6">:4</text:span><text:span text:style-name="T4">},</text:span><text:span text:style-name="T9">"g"</text:span><text:span text:style-name="T6">:5</text:span><text:span text:style-name="T4">},</text:span></text:p>
            <text:p><text:span text:style-name="T9"><text:s text:c="12"/></text:span><text:span text:style-name="T9">"h"</text:span><text:span text:style-name="T6">:</text:span><text:span text:style-name="T4">{</text:span><text:span text:style-name="T9">"i"</text:span><text:span text:style-name="T6">:6</text:span><text:span text:style-name="T4">}};</text:span></text:p>
            <text:p><text:span text:style-name="T5">function</text:span><text:span text:style-name="T4"> treesum(tree) {</text:span></text:p>
            <text:p><text:span text:style-name="T4"><text:s text:c="4"/></text:span><text:span text:style-name="T5">if</text:span><text:span text:style-name="T4"> (</text:span><text:span text:style-name="T5">typeof</text:span><text:span text:style-name="T4"> tree </text:span><text:span text:style-name="T6">===</text:span><text:span text:style-name="T4"> </text:span><text:span text:style-name="T9">"number"</text:span><text:span text:style-name="T4">) {</text:span></text:p>
            <text:p><text:span text:style-name="T4"><text:s text:c="8"/></text:span><text:span text:style-name="T5">return</text:span><text:span text:style-name="T4"> tree;</text:span></text:p>
            <text:p><text:span text:style-name="T4"><text:s text:c="4"/></text:span><text:span text:style-name="T4">} </text:span><text:span text:style-name="T5">else</text:span><text:span text:style-name="T4"> {</text:span></text:p>
            <text:p><text:span text:style-name="T4"><text:s text:c="8"/></text:span><text:span text:style-name="T5">var</text:span><text:span text:style-name="T4"> sum </text:span><text:span text:style-name="T6">=</text:span><text:span text:style-name="T4"> </text:span><text:span text:style-name="T6">0</text:span><text:span text:style-name="T4">;</text:span></text:p>
            <text:p><text:span text:style-name="T4"><text:s text:c="8"/></text:span><text:span text:style-name="T5">for</text:span><text:span text:style-name="T4"> (</text:span><text:span text:style-name="T5">var</text:span><text:span text:style-name="T4"> key </text:span><text:span text:style-name="T5">in</text:span><text:span text:style-name="T4"> tree) {</text:span></text:p>
            <text:p><text:span text:style-name="T4"><text:s text:c="12"/></text:span><text:span text:style-name="T4">sum </text:span><text:span text:style-name="T6">+=</text:span><text:span text:style-name="T4"> treesum(tree[key]);</text:span></text:p>
            <text:p><text:span text:style-name="T4"><text:s text:c="8"/></text:span><text:span text:style-name="T4">}</text:span></text:p>
            <text:p><text:span text:style-name="T4"><text:s text:c="8"/></text:span><text:span text:style-name="T5">return</text:span><text:span text:style-name="T4"> sum;</text:span></text:p>
            <text:p><text:span text:style-name="T4"><text:s text:c="4"/></text:span><text:span text:style-name="T4">}</text:span></text:p>
            <text:p><text:span text:style-name="T4">}</text:span></text:p>
            <text:p><text:span text:style-name="T4">alert(treesum(tree));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4">next()</text:span> method and <text:span text:style-name="T15">has_next()</text:span></text:p>
                <text:p/>
              </text:list-item>
            </text:list>
          </draw:text-box>
        </draw:frame>
        <draw:frame draw:style-name="gr2" draw:text-style-name="P8" draw:layer="layout" svg:width="17.249cm" svg:height="14.976cm" svg:x="2cm" svg:y="7cm">
          <draw:text-box>
            <text:p text:style-name="P9"><text:span text:style-name="T11"/></text:p>
            <text:p text:style-name="P9"><text:span text:style-name="T11"/></text:p>
            <text:p text:style-name="P9"><text:span text:style-name="T11">// OO Iterator way</text:span></text:p>
            <text:p text:style-name="P10"><text:span text:style-name="T11">OnlyEvens </text:span><text:span text:style-name="T16">=</text:span><text:span text:style-name="T11"> </text:span><text:span text:style-name="T17">function</text:span><text:span text:style-name="T11">(seq) {</text:span></text:p>
            <text:p text:style-name="P10"><text:span text:style-name="T11"><text:s text:c="4"/></text:span><text:span text:style-name="T17">this</text:span><text:span text:style-name="T11">.seq </text:span><text:span text:style-name="T16">=</text:span><text:span text:style-name="T11"> seq;</text:span></text:p>
            <text:p text:style-name="P10"><text:span text:style-name="T11"><text:s text:c="4"/></text:span><text:span text:style-name="T17">this</text:span><text:span text:style-name="T11">.index </text:span><text:span text:style-name="T16">=</text:span><text:span text:style-name="T11"> </text:span><text:span text:style-name="T16">0</text:span><text:span text:style-name="T11">;</text:span></text:p>
            <text:p text:style-name="P10"><text:span text:style-name="T11"><text:s text:c="4"/></text:span><text:span text:style-name="T11">self </text:span><text:span text:style-name="T16">=</text:span><text:span text:style-name="T11"> </text:span><text:span text:style-name="T17">this</text:span><text:span text:style-name="T11">;</text:span></text:p>
            <text:p text:style-name="P10"><text:span text:style-name="T11"><text:s text:c="4"/></text:span><text:span text:style-name="T17">this</text:span><text:span text:style-name="T11">.hasNext </text:span><text:span text:style-name="T16">=</text:span><text:span text:style-name="T11"> </text:span><text:span text:style-name="T17">function</text:span><text:span text:style-name="T11">() {</text:span></text:p>
            <text:p text:style-name="P10"><text:span text:style-name="T11"><text:s text:c="8"/></text:span><text:span text:style-name="T17">return</text:span><text:span text:style-name="T11"> self.index </text:span><text:span text:style-name="T16">&lt;</text:span><text:span text:style-name="T11"> self.seq.length</text:span></text:p>
            <text:p text:style-name="P10"><text:span text:style-name="T11"><text:s text:c="4"/></text:span><text:span text:style-name="T11">}</text:span></text:p>
            <text:p text:style-name="P10"><text:span text:style-name="T11"><text:s text:c="4"/></text:span><text:span text:style-name="T17">this</text:span><text:span text:style-name="T11">.next </text:span><text:span text:style-name="T16">=</text:span><text:span text:style-name="T11"> </text:span><text:span text:style-name="T17">function</text:span><text:span text:style-name="T11">() {</text:span></text:p>
            <text:p text:style-name="P10"><text:span text:style-name="T11"><text:s text:c="8"/></text:span><text:span text:style-name="T17">var</text:span><text:span text:style-name="T11"> v </text:span><text:span text:style-name="T16">=</text:span><text:span text:style-name="T11"> self.seq[self.index];</text:span></text:p>
            <text:p text:style-name="P10"><text:span text:style-name="T11"><text:s text:c="8"/></text:span><text:span text:style-name="T11">self.index </text:span><text:span text:style-name="T16">+=</text:span><text:span text:style-name="T11"> </text:span><text:span text:style-name="T16">2</text:span><text:span text:style-name="T11">;</text:span></text:p>
            <text:p text:style-name="P10"><text:span text:style-name="T11"><text:s text:c="8"/></text:span><text:span text:style-name="T17">return</text:span><text:span text:style-name="T11"> v;</text:span></text:p>
            <text:p text:style-name="P10"><text:span text:style-name="T11"><text:s text:c="4"/></text:span><text:span text:style-name="T11">}</text:span></text:p>
            <text:p text:style-name="P10"><text:span text:style-name="T11">};</text:span></text:p>
            <text:p text:style-name="P10"><text:span text:style-name="T11"/></text:p>
            <text:p text:style-name="P11"><text:span text:style-name="T7"/></text:p>
            <text:p text:style-name="P11"><text:span text:style-name="T7"/></text:p>
          </draw:text-box>
        </draw:frame>
        <draw:line draw:style-name="gr3" draw:text-style-name="P3" draw:layer="layout" svg:x1="15.8cm" svg:y1="11.2cm" svg:x2="15.8cm" svg:y2="6.2cm">
          <text:p/>
        </draw:line>
        <draw:frame draw:style-name="gr2" draw:layer="layout" svg:width="11.404cm" svg:height="6.451cm" svg:x="16.196cm" svg:y="6.2cm">
          <draw:text-box>
            <text:p text:style-name="P12"><text:span text:style-name="T18">var</text:span><text:span text:style-name="T19"> oe </text:span><text:span text:style-name="T20">=</text:span><text:span text:style-name="T19"> </text:span><text:span text:style-name="T18">new</text:span><text:span text:style-name="T19"> OnlyEvens([</text:span><text:span text:style-name="T20">0</text:span><text:span text:style-name="T19">,</text:span><text:span text:style-name="T20">1</text:span><text:span text:style-name="T19">,</text:span></text:p>
            <text:p text:style-name="P12"><text:span text:style-name="T19"><text:s text:c="7"/></text:span><text:span text:style-name="T20">2</text:span><text:span text:style-name="T19">,</text:span><text:span text:style-name="T20">3</text:span><text:span text:style-name="T19">,</text:span><text:span text:style-name="T20">4</text:span><text:span text:style-name="T19">,</text:span><text:span text:style-name="T20">5</text:span><text:span text:style-name="T19">,</text:span><text:span text:style-name="T20">6</text:span><text:span text:style-name="T19">,</text:span><text:span text:style-name="T20">7</text:span><text:span text:style-name="T19">,</text:span><text:span text:style-name="T20">8</text:span><text:span text:style-name="T19">,</text:span><text:span text:style-name="T20">9</text:span><text:span text:style-name="T19">,</text:span><text:span text:style-name="T20">10</text:span><text:span text:style-name="T19">]);</text:span></text:p>
            <text:p text:style-name="P12"><text:span text:style-name="T18">var</text:span><text:span text:style-name="T19"> s </text:span><text:span text:style-name="T20">=</text:span><text:span text:style-name="T19"> </text:span><text:span text:style-name="T21">""</text:span><text:span text:style-name="T19">;</text:span></text:p>
            <text:p text:style-name="P12"><text:span text:style-name="T18">while</text:span><text:span text:style-name="T19"> (oe.hasNext()) {</text:span></text:p>
            <text:p text:style-name="P12"><text:span text:style-name="T19"><text:s text:c="4"/></text:span><text:span text:style-name="T19">s </text:span><text:span text:style-name="T20">+=</text:span><text:span text:style-name="T19"> oe.next();</text:span></text:p>
            <text:p text:style-name="P12"><text:span text:style-name="T19">}</text:span></text:p>
            <text:p text:style-name="P12"><text:span text:style-name="T19">alert(s);</text:span></text:p>
            <text:p text:style-name="P13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 mathematics iterating a functions means applying it repeatedly</text:span></text:p>
              </text:list-item>
              <text:list-item>
                <text:p><text:span text:style-name="T3">A map function applies 1 function to all elements in a collection and produces a new collection of the results of that function</text:span></text:p>
                <text:list>
                  <text:list-item>
                    <text:p><text:span text:style-name="T3">Usually this is in order</text:span></text:p>
                  </text:list-item>
                  <text:list-item>
                    <text:p><text:span text:style-name="T3">But you don't have to do it in order</text:span></text:p>
                  </text:list-item>
                </text:list>
              </text:list-item>
              <text:list-item>
                <text:p><text:span text:style-name="T3">Map f (a,b,c) <text:s/>=&gt; (f(a), f(b), f(c))</text:span></text:p>
              </text:list-item>
              <text:list-item>
                <text:p><text:span text:style-name="T3">Map square (1,2,3) =&gt; (1,4,9)</text:span></text:p>
              </text:list-item>
              <text:list-item>
                <text:p><text:span text:style-name="T22">Note: JS map has extra paremeters only send in 1 parameter functions!!!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2" draw:text-style-name="P6" draw:layer="layout" svg:width="13.353cm" svg:height="14.201cm" svg:x="2.174cm" svg:y="5.374cm">
          <draw:text-box>
            <text:p text:style-name="P14"><text:span text:style-name="T11">// add 1 to a list</text:span></text:p>
            <text:p text:style-name="P15"><text:span text:style-name="T17">var</text:span><text:span text:style-name="T11"> v </text:span><text:span text:style-name="T16">=</text:span><text:span text:style-name="T11"> [</text:span><text:span text:style-name="T16">1</text:span><text:span text:style-name="T11">,</text:span><text:span text:style-name="T16">2</text:span><text:span text:style-name="T11">,</text:span><text:span text:style-name="T16">3</text:span><text:span text:style-name="T11">,</text:span><text:span text:style-name="T16">4</text:span><text:span text:style-name="T11">,</text:span><text:span text:style-name="T16">5</text:span><text:span text:style-name="T11">];</text:span></text:p>
            <text:p text:style-name="P15"><text:span text:style-name="T17">function</text:span><text:span text:style-name="T11"> inc(x) { </text:span><text:span text:style-name="T17">return</text:span><text:span text:style-name="T11"> </text:span><text:span text:style-name="T16">1</text:span><text:span text:style-name="T11"> </text:span><text:span text:style-name="T16">+</text:span><text:span text:style-name="T11"> x; }</text:span></text:p>
            <text:p text:style-name="P15"><text:span text:style-name="T17">var</text:span><text:span text:style-name="T11"> u </text:span><text:span text:style-name="T16">=</text:span><text:span text:style-name="T11"> v.map(inc);</text:span></text:p>
            <text:p text:style-name="P14"><text:span text:style-name="T11">// alert(u); 2,3,4,5,6</text:span></text:p>
            <text:p text:style-name="P14"><text:span text:style-name="T11">// alert(v); 1,2,3,4,5</text:span></text:p>
            <text:p text:style-name="P16"><text:span text:style-name="T11"/></text:p>
            <text:p text:style-name="P15"><text:span text:style-name="T17">function</text:span><text:span text:style-name="T11"> basename(path) {</text:span></text:p>
            <text:p text:style-name="P15"><text:span text:style-name="T11"><text:s text:c="4"/></text:span><text:span text:style-name="T17">var</text:span><text:span text:style-name="T11"> sp </text:span><text:span text:style-name="T16">=</text:span><text:span text:style-name="T11"> path.split(</text:span><text:span text:style-name="T23">"/"</text:span><text:span text:style-name="T11">);</text:span></text:p>
            <text:p text:style-name="P15"><text:span text:style-name="T11"><text:s text:c="4"/></text:span><text:span text:style-name="T17">return</text:span><text:span text:style-name="T11"> sp[sp.length </text:span><text:span text:style-name="T16">-</text:span><text:span text:style-name="T11"> </text:span><text:span text:style-name="T16">1</text:span><text:span text:style-name="T11">];</text:span></text:p>
            <text:p text:style-name="P15"><text:span text:style-name="T11">}</text:span></text:p>
            <text:p text:style-name="P15"><text:span text:style-name="T17">var</text:span><text:span text:style-name="T11"> v </text:span><text:span text:style-name="T16">=</text:span><text:span text:style-name="T11"> [</text:span><text:span text:style-name="T23">"/home"</text:span><text:span text:style-name="T11">,</text:span><text:span text:style-name="T23">"/file"</text:span><text:span text:style-name="T11">,</text:span></text:p>
            <text:p text:style-name="P15"><text:span text:style-name="T11"><text:s text:c="9"/></text:span><text:span text:style-name="T23">"/usr/local"</text:span><text:span text:style-name="T11">];</text:span></text:p>
            <text:p text:style-name="P15"><text:span text:style-name="T17">var</text:span><text:span text:style-name="T11"> u </text:span><text:span text:style-name="T16">=</text:span><text:span text:style-name="T11"> v.map(basename);</text:span></text:p>
            <text:p text:style-name="P14"><text:span text:style-name="T11">// u = ['home','file','local']</text:span></text:p>
            <text:p text:style-name="P16"><text:span text:style-name="T11"/></text:p>
            <text:p text:style-name="P16"><text:span text:style-name="T11"/></text:p>
            <text:p text:style-name="P15"><text:span text:style-name="T24"/></text:p>
          </draw:text-box>
        </draw:frame>
        <draw:frame draw:style-name="gr2" draw:layer="layout" svg:width="13.355cm" svg:height="9.551cm" svg:x="15.045cm" svg:y="8.049cm">
          <draw:text-box>
            <text:p text:style-name="P17"><text:span text:style-name="T18">function</text:span><text:span text:style-name="T19"> GET(url) {</text:span></text:p>
            <text:p text:style-name="P17"><text:span text:style-name="T19"><text:s text:c="4"/></text:span><text:span text:style-name="T18">var</text:span><text:span text:style-name="T19"> request </text:span><text:span text:style-name="T20">=</text:span><text:span text:style-name="T19"> </text:span><text:span text:style-name="T18">new</text:span><text:span text:style-name="T19"> </text:span></text:p>
            <text:p text:style-name="P17"><text:span text:style-name="T19"><text:s text:c="10"/></text:span><text:span text:style-name="T19">XMLHttpRequest();</text:span></text:p>
            <text:p text:style-name="P17"><text:span text:style-name="T19"><text:s text:c="4"/></text:span><text:span text:style-name="T19">request.open(</text:span><text:span text:style-name="T21">"GET"</text:span><text:span text:style-name="T19">, </text:span></text:p>
            <text:p text:style-name="P17"><text:span text:style-name="T19"><text:s text:c="10"/></text:span><text:span text:style-name="T19">url, </text:span><text:span text:style-name="T18">false</text:span><text:span text:style-name="T19">);</text:span></text:p>
            <text:p text:style-name="P17"><text:span text:style-name="T19"><text:s text:c="4"/></text:span><text:span text:style-name="T19">request.send(</text:span><text:span text:style-name="T18">null</text:span><text:span text:style-name="T19">);</text:span></text:p>
            <text:p text:style-name="P17"><text:span text:style-name="T19"><text:s text:c="4"/></text:span><text:span text:style-name="T18">return</text:span><text:span text:style-name="T19"> request.responseText;</text:span></text:p>
            <text:p text:style-name="P17"><text:span text:style-name="T19">}</text:span></text:p>
            <text:p text:style-name="P17"><text:span text:style-name="T18">var</text:span><text:span text:style-name="T19"> urls </text:span><text:span text:style-name="T20">=</text:span><text:span text:style-name="T19"> [</text:span><text:span text:style-name="T21">"</text:span><text:span text:style-name="T21"><text:a xlink:href="http://cbc.ca/" xlink:type="simple">http://cbc.ca</text:a></text:span><text:span text:style-name="T21">"</text:span><text:span text:style-name="T19">,</text:span></text:p>
            <text:p text:style-name="P17"><text:span text:style-name="T19"><text:s text:c="12"/></text:span><text:span text:style-name="T21">"</text:span><text:span text:style-name="T21"><text:a xlink:href="http://gc.ca/" xlink:type="simple">http://gc.ca</text:a></text:span><text:span text:style-name="T21">"</text:span><text:span text:style-name="T19">,</text:span></text:p>
            <text:p text:style-name="P17"><text:span text:style-name="T19"><text:s text:c="12"/></text:span><text:span text:style-name="T21">"http://alberta.ca"</text:span><text:span text:style-name="T19">];</text:span></text:p>
            <text:p text:style-name="P17"><text:span text:style-name="T18">var</text:span><text:span text:style-name="T19"> pages </text:span><text:span text:style-name="T20">=</text:span><text:span text:style-name="T19"> urls.map(GET);</text:span></text:p>
          </draw:text-box>
        </draw:frame>
        <draw:line draw:style-name="gr3" draw:text-style-name="P3" draw:layer="layout" svg:x1="14.8cm" svg:y1="8.4cm" svg:x2="14.8cm" svg:y2="17.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ink in “map” -- Think Parallel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2" draw:layer="layout" svg:width="25.813cm" svg:height="11.876cm" svg:x="2.396cm" svg:y="9.01cm">
          <draw:text-box>
            <text:p text:style-name="P9">// http://adambom.github.io/parallel.js/</text:p>
            <text:p text:style-name="P10"><text:span text:style-name="T25">&lt;</text:span>script src<text:span text:style-name="T25">=</text:span><text:span text:style-name="T26">"parallel.js"</text:span><text:span text:style-name="T25">&gt;&lt;</text:span>/script&gt;</text:p>
            <text:p text:style-name="P10"><text:span text:style-name="T25">&lt;</text:span>script<text:span text:style-name="T25">&gt;</text:span></text:p>
            <text:p text:style-name="P12"><text:span text:style-name="T27">function</text:span> sum(l) {</text:p>
            <text:p text:style-name="P10"><text:s text:c="4"/><text:span text:style-name="T27">var</text:span> sum <text:span text:style-name="T25">=</text:span> <text:span text:style-name="T25">0.0</text:span>;</text:p>
            <text:p text:style-name="P10"><text:s text:c="4"/><text:span text:style-name="T27">for</text:span> (<text:span text:style-name="T27">var</text:span> i <text:span text:style-name="T27">in</text:span> l) {</text:p>
            <text:p text:style-name="P10"><text:s text:c="4"/><text:tab/>sum <text:span text:style-name="T25">+=</text:span> l[i];</text:p>
            <text:p text:style-name="P10"><text:s text:c="4"/>}</text:p>
            <text:p text:style-name="P10"><text:s text:c="4"/><text:span text:style-name="T27">return</text:span> sum;</text:p>
            <text:p text:style-name="P10">}</text:p>
            <text:p text:style-name="P10"><text:span text:style-name="T27">function</text:span> sqr(v) { <text:span text:style-name="T27">return</text:span> v <text:span text:style-name="T25">*</text:span> v; }</text:p>
            <text:p text:style-name="P10">alert(sum(range(<text:span text:style-name="T25">1</text:span>,<text:span text:style-name="T25">100</text:span>).map(sqr)));</text:p>
            <text:p text:style-name="P10"><text:span text:style-name="T27">var</text:span> p <text:span text:style-name="T25">=</text:span> <text:span text:style-name="T27">new</text:span> Parallel(range(<text:span text:style-name="T25">1</text:span>,<text:span text:style-name="T25">100</text:span>));<text:span text:style-name="T28">//this could mean 100 workers!</text:span></text:p>
            <text:p text:style-name="P10">p.map(sqr).then(<text:span text:style-name="T27">function</text:span>(d) { alert(<text:span text:style-name="T26">"what"</text:span><text:span text:style-name="T25">+</text:span>sum(d)); });</text:p>
            <text:p text:style-name="P18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O is slow and inherently parallelizable!</text:p>
              </text:list-item>
            </text:list>
          </draw:text-box>
        </draw:frame>
        <draw:frame draw:style-name="gr4" draw:text-style-name="P12" draw:layer="layout" svg:width="25.815cm" svg:height="11.877cm" svg:x="1.2cm" svg:y="6.4cm">
          <draw:text-box>
            <text:p text:style-name="P12"/>
            <text:p text:style-name="P19"/>
            <text:p text:style-name="P19">// You need proper URLs and permission!</text:p>
            <text:p text:style-name="P12"><text:span text:style-name="T29">var</text:span> urls = [<text:span text:style-name="T30">"</text:span><text:span text:style-name="T30"><text:a xlink:href="../../../../.././map.html" xlink:type="simple">file:///./map.html</text:a></text:span><text:span text:style-name="T30">"</text:span>,</text:p>
            <text:p text:style-name="P12"><text:span text:style-name="T30"><text:s text:c="12"/></text:span><text:span text:style-name="T30">"file:///./map.html"</text:span>,<text:span text:style-name="T30">"file:///./map.html"</text:span>];</text:p>
            <text:p text:style-name="P12"><text:span text:style-name="T29">var</text:span> urls <text:span text:style-name="T31">=</text:span> [<text:span text:style-name="T30">"http://cbc.ca"</text:span>,<text:span text:style-name="T30">"http://gc.ca"</text:span>,<text:span text:style-name="T30">"http://alberta.ca"</text:span>];</text:p>
            <text:p text:style-name="P12"><text:span text:style-name="T29">new</text:span> Parallel(urls).map(GET).then(alert);</text:p>
            <text:p text:style-name="P13"/>
            <text:p text:style-name="P12"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, 1 at a time</text:p>
              </text:list-item>
              <text:list-item>
                <text:p>Collapse a collection in a single value via an operator or function of 2 args</text:p>
                <text:list>
                  <text:list-item>
                    <text:p>f(e1, f(e2, f(e4, .... f(e99,e100)))...)))</text:p>
                  </text:list-item>
                  <text:list-item>
                    <text:p>add(e1, add(e2, add(e4, .... add(e99,e100)))...)))</text:p>
                  </text:list-item>
                </text:list>
              </text:list-item>
              <text:list-item>
                <text:p>Sum is a reduce</text:p>
              </text:list-item>
            </text:list>
          </draw:text-box>
        </draw:frame>
        <draw:frame draw:style-name="gr2" draw:layer="layout" svg:width="19.975cm" svg:height="5.676cm" svg:x="4.003cm" svg:y="14.551cm">
          <draw:text-box>
            <text:p text:style-name="P10"><text:span text:style-name="T27">var</text:span> v <text:span text:style-name="T25">=</text:span> [<text:span text:style-name="T25">1</text:span>,<text:span text:style-name="T25">2</text:span>,<text:span text:style-name="T25">3</text:span>,<text:span text:style-name="T25">4</text:span>,<text:span text:style-name="T25">5</text:span>,<text:span text:style-name="T25">6</text:span>,<text:span text:style-name="T25">7</text:span>,<text:span text:style-name="T25">8</text:span>,<text:span text:style-name="T25">9</text:span>];</text:p>
            <text:p text:style-name="P10">alert(v.reduce(<text:span text:style-name="T27">function</text:span>(x,y) { <text:span text:style-name="T27">return</text:span> x <text:span text:style-name="T25">+</text:span> y }));</text:p>
            <text:p text:style-name="P10"><text:span text:style-name="T27">function</text:span> sum(l) {</text:p>
            <text:p text:style-name="P10"><text:s text:c="4"/><text:span text:style-name="T27">return</text:span> l.reduce(<text:span text:style-name="T27">function</text:span>(x,y) {<text:span text:style-name="T27">return</text:span> x <text:span text:style-name="T25">+</text:span> y});</text:p>
            <text:p text:style-name="P10">}</text:p>
            <text:p text:style-name="P10">alert(sum(v));</text:p>
            <text:p text:style-name="P18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2" draw:layer="layout" svg:width="22.308cm" svg:height="9.551cm" svg:x="2.675cm" svg:y="6.061cm">
          <draw:text-box>
            <text:p text:style-name="P9">// http://adambom.github.io/parallel.js/</text:p>
            <text:p text:style-name="P10"><text:span text:style-name="T25">&lt;</text:span>script src<text:span text:style-name="T25">=</text:span><text:span text:style-name="T26">"parallel.js"</text:span><text:span text:style-name="T25">&gt;&lt;</text:span>/script&gt;</text:p>
            <text:p text:style-name="P10"><text:span text:style-name="T25">&lt;</text:span>script<text:span text:style-name="T25">&gt;</text:span></text:p>
            <text:p text:style-name="P12"><text:span text:style-name="T29">function</text:span><text:span text:style-name="T25"> sum(l) {</text:span></text:p>
            <text:p text:style-name="P12"><text:s text:c="4"/><text:span text:style-name="T29">return</text:span> l.reduce(<text:span text:style-name="T29">function</text:span>(x,y) {<text:span text:style-name="T29">return</text:span> x <text:span text:style-name="T31">+</text:span> y});</text:p>
            <text:p text:style-name="P12">}</text:p>
            <text:p text:style-name="P10">// split the job up in 3 parts</text:p>
            <text:p text:style-name="P10"><text:span text:style-name="T27">var</text:span> p <text:span text:style-name="T25">=</text:span> <text:span text:style-name="T27">new</text:span> Parallel([range(<text:span text:style-name="T25">1</text:span>,<text:span text:style-name="T25">10000</text:span>),range(<text:span text:style-name="T25">10001</text:span>,<text:span text:style-name="T25">20000</text:span>),</text:p>
            <text:p text:style-name="P10">range(<text:span text:style-name="T25">20001</text:span>,<text:span text:style-name="T25">30000</text:span>)]);</text:p>
            <text:p text:style-name="P10">p.map(sum).reduce(sum).then(alert);</text:p>
            <text:p text:style-name="P18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draw:custom-shape draw:style-name="gr5" draw:text-style-name="P20" draw:layer="Layout" svg:width="1.6cm" svg:height="1.494cm" svg:x="20.4cm" svg:y="15.4cm">
          <text:p text:style-name="P20">s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" draw:layer="Layout" svg:width="1.6cm" svg:height="1.494cm" svg:x="18.4cm" svg:y="17.906cm">
          <text:p text:style-name="P2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" draw:layer="Layout" svg:width="1.6cm" svg:height="1.494cm" svg:x="20.6cm" svg:y="17.906cm">
          <text:p text:style-name="P2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" draw:layer="Layout" svg:width="1.6cm" svg:height="1.494cm" svg:x="22.8cm" svg:y="17.906cm">
          <text:p text:style-name="P2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0.8cm" svg:y1="16.8cm" svg:x2="19.6cm" svg:y2="18.2cm">
          <text:p/>
        </draw:line>
        <draw:line draw:style-name="gr6" draw:text-style-name="P3" draw:layer="layout" svg:x1="21.2cm" svg:y1="16.894cm" svg:x2="21.4cm" svg:y2="18cm">
          <text:p/>
        </draw:line>
        <draw:line draw:style-name="gr6" draw:text-style-name="P3" draw:layer="layout" svg:x1="21.8cm" svg:y1="16.6cm" svg:x2="23.8cm" svg:y2="18cm">
          <text:p/>
        </draw:line>
        <draw:frame draw:style-name="gr2" draw:text-style-name="P21" draw:layer="layout" svg:width="1.035cm" svg:height="0.962cm" svg:x="18.8cm" svg:y="19.8cm">
          <draw:text-box>
            <text:p text:style-name="P21">...</text:p>
          </draw:text-box>
        </draw:frame>
        <draw:frame draw:style-name="gr2" draw:text-style-name="P21" draw:layer="layout" svg:width="1.035cm" svg:height="0.962cm" svg:x="20.965cm" svg:y="19.8cm">
          <draw:text-box>
            <text:p text:style-name="P21">...</text:p>
          </draw:text-box>
        </draw:frame>
        <draw:frame draw:style-name="gr2" draw:text-style-name="P21" draw:layer="layout" svg:width="1.035cm" svg:height="0.962cm" svg:x="23.165cm" svg:y="19.8cm">
          <draw:text-box>
            <text:p text:style-name="P21">...</text:p>
          </draw:text-box>
        </draw:frame>
        <draw:line draw:style-name="gr6" draw:text-style-name="P3" draw:layer="layout" svg:x1="18.8cm" svg:y1="19.2cm" svg:x2="18.4cm" svg:y2="20.4cm">
          <text:p/>
        </draw:line>
        <draw:line draw:style-name="gr6" draw:text-style-name="P3" draw:layer="layout" svg:x1="19.6cm" svg:y1="19.2cm" svg:x2="19.835cm" svg:y2="20.4cm">
          <text:p/>
        </draw:line>
        <draw:line draw:style-name="gr6" draw:text-style-name="P3" draw:layer="layout" svg:x1="21cm" svg:y1="19.2cm" svg:x2="20.8cm" svg:y2="20.4cm">
          <text:p/>
        </draw:line>
        <draw:line draw:style-name="gr6" draw:text-style-name="P3" draw:layer="layout" svg:x1="21.6cm" svg:y1="19.2cm" svg:x2="22.2cm" svg:y2="20.4cm">
          <text:p/>
        </draw:line>
        <draw:line draw:style-name="gr6" draw:text-style-name="P3" draw:layer="layout" svg:x1="23.4cm" svg:y1="19.2cm" svg:x2="22.8cm" svg:y2="20.4cm">
          <text:p/>
        </draw:line>
        <draw:line draw:style-name="gr6" draw:text-style-name="P3" draw:layer="layout" svg:x1="24cm" svg:y1="19.2cm" svg:x2="24.2cm" svg:y2="20.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perl iteration:</text:p>
                <text:list>
                  <text:list-item>
                    <text:p>For / While / Iterators / Recursion / Map / Reduce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  <text:list-item>
                <text:p>These concepts apply to other languages as wel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10-03T17:29:17</dc:date>
    <dc:creator>Abram </dc:creator>
    <meta:editing-duration>P1DT14H8M39S</meta:editing-duration>
    <meta:editing-cycles>40</meta:editing-cycles>
    <meta:generator>LibreOffice/4.0.2.2$Linux_X86_64 LibreOffice_project/400m0$Build-2</meta:generator>
    <meta:document-statistic meta:object-count="133"/>
  </office:meta>
</office:document-meta>
</file>